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Black" svg:font-family="'Noto Sans Black'" style:font-adornments="Regular" style:font-family-generic="swiss" style:font-pitch="variable"/>
    <style:font-face style:name="Noto Sans JP" svg:font-family="'Noto Sans JP'" style:font-family-generic="system" style:font-pitch="variable"/>
    <style:font-face style:name="Noto Sans TC" svg:font-family="'Noto Sans TC'" style:font-family-generic="system" style:font-pitch="variable"/>
    <style:font-face style:name="Noto Sans1" svg:font-family="'Noto Sans'" style:font-adornments="標準" style:font-family-generic="swiss" style:font-pitch="variable"/>
    <style:font-face style:name="Noto Sans2" svg:font-family="'Noto Sans'" style:font-family-generic="swiss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wiss" style:font-pitch="variable"/>
    <style:font-face style:name="Noto Serif JP2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draw:marker-start-width="0.523cm" draw:marker-end-width="0.523cm" draw:fill="solid" draw:fill-color="#b4c7dc" draw:textarea-horizontal-align="justify" draw:textarea-vertical-align="middle" draw:auto-grow-height="false" fo:min-height="14.098cm" fo:min-width="25.198cm" fo:padding-top="0.101cm" fo:padding-bottom="0.101cm" fo:padding-left="0.101cm" fo:padding-right="0.101cm" loext:decorative="false"/>
    </style:style>
    <style:style style:name="gr2" style:family="graphic" style:parent-style-name="objectwithoutfill">
      <style:graphic-properties svg:stroke-width="0.212cm" draw:marker-start-width="0.523cm" draw:marker-end-width="0.523cm" draw:fill="none" fo:padding-top="0.101cm" fo:padding-bottom="0.101cm" fo:padding-left="0.101cm" fo:padding-right="0.101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9.514cm" loext:decorative="false"/>
      <style:paragraph-properties style:writing-mode="lr-tb"/>
    </style:style>
    <style:style style:name="P1" style:family="paragraph">
      <loext:graphic-properties draw:fill="solid" draw:fill-color="#b4c7d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Noto Sans Black" fo:font-size="66pt" fo:font-style="italic" style:font-size-asian="66pt" style:font-style-asian="italic" style:font-size-complex="66pt" style:font-style-complex="italic"/>
    </style:style>
    <style:style style:name="P4" style:family="paragraph">
      <loext:graphic-properties draw:fill="none" draw:fill-color="#ffffff"/>
      <style:paragraph-properties fo:text-align="center"/>
      <style:text-properties style:font-name="Noto Sans Black" fo:font-size="66pt" fo:font-style="italic" style:font-size-asian="66pt" style:font-style-asian="italic" style:font-size-complex="66pt" style:font-style-complex="italic"/>
    </style:style>
    <style:style style:name="T1" style:family="text">
      <style:text-properties style:font-name="Noto Sans Black" fo:font-size="95pt" fo:font-style="italic" style:font-size-asian="95pt" style:font-style-asian="italic" style:font-size-complex="9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5.4cm" svg:height="14.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0cm" svg:y1="0cm" svg:x2="25.4cm" svg:y2="14.288cm">
          <text:p/>
        </draw:line>
        <draw:line draw:style-name="gr2" draw:text-style-name="P2" draw:layer="layout" svg:x1="0cm" svg:y1="14.288cm" svg:x2="25.4cm" svg:y2="0.05cm">
          <text:p/>
        </draw:line>
        <draw:frame draw:style-name="gr3" draw:text-style-name="P4" draw:layer="layout" svg:width="19.1cm" svg:height="9.514cm" svg:x="3.15cm" svg:y="2.387cm">
          <draw:text-box>
            <text:p text:style-name="P3"><text:span text:style-name="T1">Temporary</text:span></text:p>
            <text:p text:style-name="P3"><text:span text:style-name="T1">Im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Black" svg:font-family="'Noto Sans Black'" style:font-adornments="Regular" style:font-family-generic="swiss" style:font-pitch="variable"/>
    <style:font-face style:name="Noto Sans JP" svg:font-family="'Noto Sans JP'" style:font-family-generic="system" style:font-pitch="variable"/>
    <style:font-face style:name="Noto Sans TC" svg:font-family="'Noto Sans TC'" style:font-family-generic="system" style:font-pitch="variable"/>
    <style:font-face style:name="Noto Sans1" svg:font-family="'Noto Sans'" style:font-adornments="標準" style:font-family-generic="swiss" style:font-pitch="variable"/>
    <style:font-face style:name="Noto Sans2" svg:font-family="'Noto Sans'" style:font-family-generic="swiss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wiss" style:font-pitch="variable"/>
    <style:font-face style:name="Noto Serif JP2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2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1cm" svg:stroke-color="#000000" draw:marker-start-width="0.22cm" draw:marker-start-center="false" draw:marker-end-width="0.22cm" draw:marker-end-center="false" draw:stroke-linejoin="miter" draw:fill="solid" draw:fill-color="#dee6ef" draw:textarea-horizontal-align="justify" draw:textarea-vertical-align="middle" fo:padding-top="0cm" fo:padding-bottom="0cm" fo:padding-left="0cm" fo:padding-right="0cm" fo:wrap-option="wrap" draw:shadow="hidden" draw:shadow-offset-x="0.2cm" draw:shadow-offset-y="0.2cm" draw:shadow-color="#808080" draw:show-unit="true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標準" style:font-family-generic="swiss" style:font-pitch="variable" fo:font-size="12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2T17:42:28.796000000</meta:creation-date>
    <meta:editing-duration>PT2M40S</meta:editing-duration>
    <meta:editing-cycles>2</meta:editing-cycles>
    <meta:generator>LibreOffice/7.6.6.3$Windows_X86_64 LibreOffice_project/d97b2716a9a4a2ce1391dee1765565ea469b0ae7</meta:generator>
    <dc:date>2025-03-02T17:45:05.104000000</dc:date>
    <meta:document-statistic meta:object-count="4"/>
    <meta:template xlink:type="simple" xlink:actuate="onRequest" xlink:title="template" xlink:href="../../../../../../AppData/Roaming/LibreOffice/4/user/template/template.otg" meta:date="2025-03-02T17:42:26.666000000"/>
  </office:meta>
</office:document-meta>
</file>